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45cm" fo:min-width="12.58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06cm" fo:min-width="5.8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941cm" fo:min-width="1.78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0.545cm" fo:min-width="1.786cm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627cm"/>
    </style:style>
    <style:style style:name="gr11" style:family="graphic" style:parent-style-name="standard">
      <style:graphic-properties draw:stroke="none" draw:fill="none" fo:min-height="0.814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64cm" svg:height="1.397cm" draw:transform="rotate (-1.5707963267949) translate (9.963cm 10.017cm)">
          <draw:text-box>
            <text:p><text:span text:style-name="T1">Cont</text:span><text:span text:style-name="T1">rol</text:span></text:p>
          </draw:text-box>
        </draw:frame>
        <draw:frame draw:style-name="gr2" draw:text-style-name="P2" draw:layer="layout" svg:width="3.556cm" svg:height="0.635cm" draw:transform="rotate (-1.5707963267949) translate (11.614cm 5.699cm)">
          <draw:text-box>
            <text:p><text:span text:style-name="T2">[5:0] msg_length</text:span></text:p>
          </draw:text-box>
        </draw:frame>
        <draw:custom-shape draw:style-name="gr3" draw:text-style-name="P3" draw:layer="layout" svg:width="13.081cm" svg:height="12.7cm" draw:transform="rotate (-1.5707963267949) translate (18.726cm 5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35cm" svg:height="3.556cm" draw:transform="rotate (-1.5707963267949) translate (10.598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86cm" svg:height="4.191cm" draw:transform="rotate (-1.5707963267949) translate (17.837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86cm" svg:height="4.191cm" draw:transform="rotate (-1.5707963267949) translate (17.837cm 11.0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286cm" svg:height="10.795cm" draw:transform="rotate (-1.5707963267949) translate (17.837cm 15.0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535cm" svg:y1="5.572cm" svg:x2="14.535cm" svg:y2="7.35cm">
          <text:p/>
        </draw:line>
        <draw:line draw:style-name="gr7" draw:text-style-name="P4" draw:layer="layout" svg:x1="10.598cm" svg:y1="7.477cm" svg:x2="13.646cm" svg:y2="7.477cm">
          <text:p/>
        </draw:line>
        <draw:line draw:style-name="gr7" draw:text-style-name="P4" draw:layer="layout" svg:x1="10.598cm" svg:y1="8.493cm" svg:x2="13.646cm" svg:y2="8.493cm">
          <text:p/>
        </draw:line>
        <draw:line draw:style-name="gr7" draw:text-style-name="P4" draw:layer="layout" svg:x1="10.598cm" svg:y1="9.509cm" svg:x2="13.646cm" svg:y2="9.514cm">
          <text:p/>
        </draw:line>
        <draw:frame draw:style-name="gr8" draw:text-style-name="P1" draw:layer="layout" svg:width="3.683cm" svg:height="0.762cm" svg:x="15.297cm" svg:y="8.112cm">
          <draw:text-box>
            <text:p><text:span text:style-name="T1">M</text:span></text:p>
          </draw:text-box>
        </draw:frame>
        <draw:frame draw:style-name="gr8" draw:text-style-name="P1" draw:layer="layout" svg:width="3.683cm" svg:height="0.762cm" svg:x="15.17cm" svg:y="11.795cm">
          <draw:text-box>
            <text:p><text:span text:style-name="T1"><text:s/></text:span><text:span text:style-name="T1">W</text:span></text:p>
          </draw:text-box>
        </draw:frame>
        <draw:frame draw:style-name="gr9" draw:text-style-name="P1" draw:layer="layout" svg:width="3.683cm" svg:height="0.755cm" svg:x="7.804cm" svg:y="10.024cm">
          <draw:text-box>
            <text:p><text:span text:style-name="T1"><text:s/></text:span><text:span text:style-name="T1">C</text:span><text:span text:style-name="T1">on</text:span><text:span text:style-name="T1">tr</text:span><text:span text:style-name="T1">ol</text:span></text:p>
          </draw:text-box>
        </draw:frame>
        <draw:frame draw:style-name="gr10" draw:text-style-name="P6" draw:layer="layout" svg:width="4.191cm" svg:height="0.877cm" svg:x="10.471cm" svg:y="6.842cm">
          <draw:text-box>
            <text:p text:style-name="P5"><text:span text:style-name="T2">xxx__dut__msg_length</text:span><text:span text:style-name="T2">_r</text:span></text:p>
          </draw:text-box>
        </draw:frame>
        <draw:frame draw:style-name="gr8" draw:text-style-name="P1" draw:layer="layout" svg:width="3.683cm" svg:height="0.762cm" svg:x="11.868cm" svg:y="15.859cm">
          <draw:text-box>
            <text:p><text:span text:style-name="T1"><text:s/></text:span><text:span text:style-name="T1">H</text:span></text:p>
          </draw:text-box>
        </draw:frame>
        <draw:frame draw:style-name="gr10" draw:text-style-name="P6" draw:layer="layout" svg:width="4.191cm" svg:height="0.877cm" svg:x="10.471cm" svg:y="7.87cm">
          <draw:text-box>
            <text:p text:style-name="P5"><text:span text:style-name="T2">dut</text:span><text:span text:style-name="T2">__</text:span><text:span text:style-name="T2">ms</text:span><text:span text:style-name="T2">g__</text:span><text:span text:style-name="T2">ena</text:span><text:span text:style-name="T2">ble</text:span></text:p>
          </draw:text-box>
        </draw:frame>
        <draw:frame draw:style-name="gr10" draw:text-style-name="P6" draw:layer="layout" svg:width="4.191cm" svg:height="0.877cm" svg:x="10.471cm" svg:y="8.886cm">
          <draw:text-box>
            <text:p text:style-name="P5"><text:span text:style-name="T2">dut</text:span><text:span text:style-name="T2">__x</text:span><text:span text:style-name="T2">xx_</text:span><text:span text:style-name="T2">_fini</text:span><text:span text:style-name="T2">sh</text:span></text:p>
          </draw:text-box>
        </draw:frame>
        <draw:line draw:style-name="gr7" draw:text-style-name="P4" draw:layer="layout" svg:x1="14.535cm" svg:y1="9.636cm" svg:x2="14.535cm" svg:y2="11.033cm">
          <text:p/>
        </draw:line>
        <draw:frame draw:style-name="gr11" draw:text-style-name="P8" draw:layer="layout" svg:width="1.524cm" svg:height="1.064cm" svg:x="13.138cm" svg:y="10.017cm">
          <draw:text-box>
            <text:p text:style-name="P7"><text:span text:style-name="T3">[511:0] M</text:span></text:p>
          </draw:text-box>
        </draw:frame>
        <draw:frame draw:style-name="gr12" draw:text-style-name="P6" draw:layer="layout" svg:width="4.191cm" svg:height="0.889cm" svg:x="13.265cm" svg:y="4.937cm">
          <draw:text-box>
            <text:p text:style-name="P5"><text:span text:style-name="T2">msg__dut__data</text:span></text:p>
          </draw:text-box>
        </draw:frame>
        <draw:line draw:style-name="gr7" draw:text-style-name="P4" draw:layer="layout" svg:x1="16.44cm" svg:y1="6.461cm" svg:x2="16.44cm" svg:y2="7.35cm">
          <text:p/>
        </draw:line>
        <draw:line draw:style-name="gr7" draw:text-style-name="P4" draw:layer="layout" svg:x1="17.329cm" svg:y1="6.461cm" svg:x2="17.329cm" svg:y2="7.35cm">
          <text:p/>
        </draw:line>
        <draw:frame draw:style-name="gr12" draw:text-style-name="P6" draw:layer="layout" svg:width="4.191cm" svg:height="0.889cm" svg:x="16.059cm" svg:y="5.953cm">
          <draw:text-box>
            <text:p text:style-name="P5"><text:span text:style-name="T2">clk</text:span></text:p>
          </draw:text-box>
        </draw:frame>
        <draw:frame draw:style-name="gr12" draw:text-style-name="P6" draw:layer="layout" svg:width="1.651cm" svg:height="0.889cm" svg:x="16.821cm" svg:y="5.953cm">
          <draw:text-box>
            <text:p text:style-name="P5"><text:span text:style-name="T2">reset</text:span></text:p>
          </draw:text-box>
        </draw:frame>
        <draw:line draw:style-name="gr7" draw:text-style-name="P4" draw:layer="layout" svg:x1="16.44cm" svg:y1="10.144cm" svg:x2="16.44cm" svg:y2="11.033cm">
          <text:p/>
        </draw:line>
        <draw:line draw:style-name="gr7" draw:text-style-name="P4" draw:layer="layout" svg:x1="17.329cm" svg:y1="10.144cm" svg:x2="17.329cm" svg:y2="11.033cm">
          <text:p/>
        </draw:line>
        <draw:frame draw:style-name="gr12" draw:text-style-name="P6" draw:layer="layout" svg:width="1.651cm" svg:height="0.889cm" svg:x="16.821cm" svg:y="9.636cm">
          <draw:text-box>
            <text:p text:style-name="P5"><text:span text:style-name="T2">reset</text:span></text:p>
          </draw:text-box>
        </draw:frame>
        <draw:frame draw:style-name="gr12" draw:text-style-name="P6" draw:layer="layout" svg:width="4.191cm" svg:height="0.889cm" svg:x="16.059cm" svg:y="9.636cm">
          <draw:text-box>
            <text:p text:style-name="P5"><text:span text:style-name="T2">clk</text:span></text:p>
          </draw:text-box>
        </draw:frame>
        <draw:line draw:style-name="gr7" draw:text-style-name="P4" draw:layer="layout" svg:x1="14.535cm" svg:y1="13.319cm" svg:x2="14.535cm" svg:y2="15.097cm">
          <text:p/>
        </draw:line>
        <draw:frame draw:style-name="gr11" draw:text-style-name="P8" draw:layer="layout" svg:width="2.413cm" svg:height="1.064cm" svg:x="12.376cm" svg:y="13.954cm">
          <draw:text-box>
            <text:p text:style-name="P7"><text:span text:style-name="T3">[31:0] W_H_data</text:span></text:p>
          </draw:text-box>
        </draw:frame>
        <draw:line draw:style-name="gr7" draw:text-style-name="P4" draw:layer="layout" svg:x1="16.44cm" svg:y1="14.208cm" svg:x2="16.44cm" svg:y2="15.097cm">
          <text:p/>
        </draw:line>
        <draw:line draw:style-name="gr7" draw:text-style-name="P4" draw:layer="layout" svg:x1="17.329cm" svg:y1="14.208cm" svg:x2="17.329cm" svg:y2="15.097cm">
          <text:p/>
        </draw:line>
        <draw:frame draw:style-name="gr12" draw:text-style-name="P6" draw:layer="layout" svg:width="1.651cm" svg:height="0.889cm" svg:x="16.821cm" svg:y="13.7cm">
          <draw:text-box>
            <text:p text:style-name="P5"><text:span text:style-name="T2">reset</text:span></text:p>
          </draw:text-box>
        </draw:frame>
        <draw:frame draw:style-name="gr12" draw:text-style-name="P6" draw:layer="layout" svg:width="4.191cm" svg:height="0.889cm" svg:x="16.059cm" svg:y="13.7cm">
          <draw:text-box>
            <text:p text:style-name="P5"><text:span text:style-name="T2">clk</text:span></text:p>
          </draw:text-box>
        </draw:frame>
        <draw:line draw:style-name="gr7" draw:text-style-name="P4" draw:layer="layout" svg:x1="9.328cm" svg:y1="6.461cm" svg:x2="9.328cm" svg:y2="7.35cm">
          <text:p/>
        </draw:line>
        <draw:line draw:style-name="gr7" draw:text-style-name="P4" draw:layer="layout" svg:x1="10.217cm" svg:y1="6.461cm" svg:x2="10.217cm" svg:y2="7.35cm">
          <text:p/>
        </draw:line>
        <draw:frame draw:style-name="gr12" draw:text-style-name="P6" draw:layer="layout" svg:width="4.191cm" svg:height="0.889cm" svg:x="8.947cm" svg:y="5.953cm">
          <draw:text-box>
            <text:p text:style-name="P5"><text:span text:style-name="T2">clk</text:span></text:p>
          </draw:text-box>
        </draw:frame>
        <draw:frame draw:style-name="gr12" draw:text-style-name="P6" draw:layer="layout" svg:width="1.651cm" svg:height="0.889cm" svg:x="9.709cm" svg:y="5.953cm">
          <draw:text-box>
            <text:p text:style-name="P5"><text:span text:style-name="T2">reset</text:span></text:p>
          </draw:text-box>
        </draw:frame>
        <draw:line draw:style-name="gr7" draw:text-style-name="P4" draw:layer="layout" svg:x1="10.598cm" svg:y1="11.917cm" svg:x2="13.646cm" svg:y2="11.922cm">
          <text:p/>
        </draw:line>
        <draw:frame draw:style-name="gr10" draw:text-style-name="P6" draw:layer="layout" svg:width="4.191cm" svg:height="0.877cm" svg:x="11.106cm" svg:y="11.287cm">
          <draw:text-box>
            <text:p text:style-name="P5"><text:span text:style-name="T2">W_start</text:span></text:p>
          </draw:text-box>
        </draw:frame>
        <draw:line draw:style-name="gr7" draw:text-style-name="P4" draw:layer="layout" svg:x1="7.423cm" svg:y1="13.7cm" svg:x2="7.423cm" svg:y2="15.097cm">
          <text:p/>
        </draw:line>
        <draw:line draw:style-name="gr7" draw:text-style-name="P4" draw:layer="layout" svg:x1="9.455cm" svg:y1="13.7cm" svg:x2="9.455cm" svg:y2="15.097cm">
          <text:p/>
        </draw:line>
        <draw:frame draw:style-name="gr11" draw:text-style-name="P8" draw:layer="layout" svg:width="2.413cm" svg:height="1.064cm" svg:x="6.153cm" svg:y="14.006cm">
          <draw:text-box>
            <text:p text:style-name="P7"><text:span text:style-name="T3">H_read</text:span></text:p>
          </draw:text-box>
        </draw:frame>
        <draw:frame draw:style-name="gr11" draw:text-style-name="P8" draw:layer="layout" svg:width="2.413cm" svg:height="1.064cm" svg:x="8.058cm" svg:y="14.006cm">
          <draw:text-box>
            <text:p text:style-name="P7"><text:span text:style-name="T3">H_iterate</text:span></text:p>
          </draw:text-box>
        </draw:frame>
        <draw:line draw:style-name="gr7" draw:text-style-name="P4" draw:layer="layout" svg:x1="9.455cm" svg:y1="17.383cm" svg:x2="9.455cm" svg:y2="18.653cm">
          <text:p/>
        </draw:line>
        <draw:frame draw:style-name="gr11" draw:text-style-name="P8" draw:layer="layout" svg:width="2.413cm" svg:height="1.064cm" svg:x="7.296cm" svg:y="17.674cm">
          <draw:text-box>
            <text:p text:style-name="P7"><text:span text:style-name="T3">dut__dom</text:span><text:span text:style-name="T3">__data</text:span></text:p>
          </draw:text-box>
        </draw:frame>
        <draw:line draw:style-name="gr7" draw:text-style-name="P4" draw:layer="layout" svg:x1="6.026cm" svg:y1="15.732cm" svg:x2="7.042cm" svg:y2="15.732cm">
          <text:p/>
        </draw:line>
        <draw:line draw:style-name="gr7" draw:text-style-name="P4" draw:layer="layout" svg:x1="6.026cm" svg:y1="16.748cm" svg:x2="7.042cm" svg:y2="16.748cm">
          <text:p/>
        </draw:line>
        <draw:frame draw:style-name="gr12" draw:text-style-name="P6" draw:layer="layout" svg:width="4.191cm" svg:height="0.889cm" svg:x="3.359cm" svg:y="15.351cm">
          <draw:text-box>
            <text:p text:style-name="P5"><text:span text:style-name="T2">hmem_</text:span><text:span text:style-name="T2">_dut__d</text:span><text:span text:style-name="T2">ata</text:span></text:p>
          </draw:text-box>
        </draw:frame>
        <draw:frame draw:style-name="gr12" draw:text-style-name="P6" draw:layer="layout" svg:width="4.191cm" svg:height="0.889cm" svg:x="3.359cm" svg:y="16.494cm">
          <draw:text-box>
            <text:p text:style-name="P5"><text:span text:style-name="T2">kmem_</text:span><text:span text:style-name="T2">_dut__</text:span><text:span text:style-name="T2">data</text:span></text:p>
          </draw:text-box>
        </draw:frame>
        <draw:line draw:style-name="gr7" draw:text-style-name="P4" draw:layer="layout" svg:x1="7.02cm" svg:y1="7.477cm" svg:x2="6.004cm" svg:y2="7.477cm">
          <text:p/>
        </draw:line>
        <draw:line draw:style-name="gr7" draw:text-style-name="P4" draw:layer="layout" svg:x1="7.02cm" svg:y1="7.925cm" svg:x2="6.004cm" svg:y2="7.925cm">
          <text:p/>
        </draw:line>
        <draw:line draw:style-name="gr7" draw:text-style-name="P4" draw:layer="layout" svg:x1="7.02cm" svg:y1="8.366cm" svg:x2="6.004cm" svg:y2="8.366cm">
          <text:p/>
        </draw:line>
        <draw:line draw:style-name="gr7" draw:text-style-name="P4" draw:layer="layout" svg:x1="7.02cm" svg:y1="9.001cm" svg:x2="6.004cm" svg:y2="9.001cm">
          <text:p/>
        </draw:line>
        <draw:line draw:style-name="gr7" draw:text-style-name="P4" draw:layer="layout" svg:x1="7.02cm" svg:y1="9.449cm" svg:x2="6.004cm" svg:y2="9.449cm">
          <text:p/>
        </draw:line>
        <draw:line draw:style-name="gr7" draw:text-style-name="P4" draw:layer="layout" svg:x1="7.02cm" svg:y1="9.89cm" svg:x2="6.004cm" svg:y2="9.89cm">
          <text:p/>
        </draw:line>
        <draw:line draw:style-name="gr7" draw:text-style-name="P4" draw:layer="layout" svg:x1="7.02cm" svg:y1="10.579cm" svg:x2="6.004cm" svg:y2="10.579cm">
          <text:p/>
        </draw:line>
        <draw:line draw:style-name="gr7" draw:text-style-name="P4" draw:layer="layout" svg:x1="7.02cm" svg:y1="11.027cm" svg:x2="6.004cm" svg:y2="11.027cm">
          <text:p/>
        </draw:line>
        <draw:line draw:style-name="gr7" draw:text-style-name="P4" draw:layer="layout" svg:x1="7.02cm" svg:y1="11.468cm" svg:x2="6.004cm" svg:y2="11.468cm">
          <text:p/>
        </draw:line>
        <draw:line draw:style-name="gr7" draw:text-style-name="P4" draw:layer="layout" svg:x1="7.042cm" svg:y1="13.596cm" svg:x2="6.026cm" svg:y2="13.596cm">
          <text:p/>
        </draw:line>
        <draw:frame draw:style-name="gr12" draw:text-style-name="P6" draw:layer="layout" svg:width="3.302cm" svg:height="0.889cm" svg:x="3.105cm" svg:y="7.096cm">
          <draw:text-box>
            <text:p text:style-name="P5"><text:span text:style-name="T2">dut__m</text:span><text:span text:style-name="T2">sg__ad</text:span><text:span text:style-name="T2">dress</text:span></text:p>
          </draw:text-box>
        </draw:frame>
        <draw:frame draw:style-name="gr12" draw:text-style-name="P6" draw:layer="layout" svg:width="3.302cm" svg:height="0.889cm" svg:x="3.232cm" svg:y="7.604cm">
          <draw:text-box>
            <text:p text:style-name="P5"><text:span text:style-name="T2">dut__msg</text:span><text:span text:style-name="T2">__enable</text:span></text:p>
          </draw:text-box>
        </draw:frame>
        <draw:frame draw:style-name="gr12" draw:text-style-name="P6" draw:layer="layout" svg:width="3.302cm" svg:height="0.889cm" svg:x="3.486cm" svg:y="8.112cm">
          <draw:text-box>
            <text:p text:style-name="P5"><text:span text:style-name="T2">dut__msg</text:span><text:span text:style-name="T2">__write</text:span></text:p>
          </draw:text-box>
        </draw:frame>
        <draw:frame draw:style-name="gr12" draw:text-style-name="P6" draw:layer="layout" svg:width="3.302cm" svg:height="0.889cm" svg:x="2.905cm" svg:y="8.62cm">
          <draw:text-box>
            <text:p text:style-name="P5"><text:span text:style-name="T2">dut__kme</text:span><text:span text:style-name="T2">m__addre</text:span><text:span text:style-name="T2">ss</text:span></text:p>
          </draw:text-box>
        </draw:frame>
        <draw:frame draw:style-name="gr12" draw:text-style-name="P6" draw:layer="layout" svg:width="3.302cm" svg:height="0.889cm" svg:x="3.032cm" svg:y="9.128cm">
          <draw:text-box>
            <text:p text:style-name="P5"><text:span text:style-name="T2">dut__kme</text:span><text:span text:style-name="T2">m__enable</text:span></text:p>
          </draw:text-box>
        </draw:frame>
        <draw:frame draw:style-name="gr12" draw:text-style-name="P6" draw:layer="layout" svg:width="3.302cm" svg:height="0.889cm" svg:x="3.286cm" svg:y="9.636cm">
          <draw:text-box>
            <text:p text:style-name="P5"><text:span text:style-name="T2">dut__k</text:span><text:span text:style-name="T2">mem__</text:span><text:span text:style-name="T2">write</text:span></text:p>
          </draw:text-box>
        </draw:frame>
        <draw:frame draw:style-name="gr12" draw:text-style-name="P6" draw:layer="layout" svg:width="3.375cm" svg:height="0.889cm" svg:x="2.905cm" svg:y="10.198cm">
          <draw:text-box>
            <text:p text:style-name="P5"><text:span text:style-name="T2">dut__h</text:span><text:span text:style-name="T2">mem__</text:span><text:span text:style-name="T2">address</text:span></text:p>
          </draw:text-box>
        </draw:frame>
        <draw:frame draw:style-name="gr12" draw:text-style-name="P6" draw:layer="layout" svg:width="3.302cm" svg:height="0.889cm" svg:x="3.032cm" svg:y="10.706cm">
          <draw:text-box>
            <text:p text:style-name="P5"><text:span text:style-name="T2">dut__h</text:span><text:span text:style-name="T2">mem__</text:span><text:span text:style-name="T2">enable</text:span></text:p>
          </draw:text-box>
        </draw:frame>
        <draw:frame draw:style-name="gr12" draw:text-style-name="P6" draw:layer="layout" svg:width="3.302cm" svg:height="0.889cm" svg:x="3.286cm" svg:y="11.214cm">
          <draw:text-box>
            <text:p text:style-name="P5"><text:span text:style-name="T2">dut__h</text:span><text:span text:style-name="T2">mem__</text:span><text:span text:style-name="T2">write</text:span></text:p>
          </draw:text-box>
        </draw:frame>
        <draw:line draw:style-name="gr7" draw:text-style-name="P4" draw:layer="layout" svg:x1="7.02cm" svg:y1="12.103cm" svg:x2="6.004cm" svg:y2="12.103cm">
          <text:p/>
        </draw:line>
        <draw:line draw:style-name="gr7" draw:text-style-name="P4" draw:layer="layout" svg:x1="7.02cm" svg:y1="12.651cm" svg:x2="6.004cm" svg:y2="12.651cm">
          <text:p/>
        </draw:line>
        <draw:line draw:style-name="gr7" draw:text-style-name="P4" draw:layer="layout" svg:x1="7.02cm" svg:y1="13.092cm" svg:x2="6.004cm" svg:y2="13.092cm">
          <text:p/>
        </draw:line>
        <draw:frame draw:style-name="gr12" draw:text-style-name="P6" draw:layer="layout" svg:width="3.302cm" svg:height="0.889cm" svg:x="3.105cm" svg:y="11.822cm">
          <draw:text-box>
            <text:p text:style-name="P5"><text:span text:style-name="T2">dut</text:span><text:span text:style-name="T2">__d</text:span><text:span text:style-name="T2">om</text:span><text:span text:style-name="T2">__a</text:span><text:span text:style-name="T2">ddr</text:span><text:span text:style-name="T2">ess</text:span></text:p>
          </draw:text-box>
        </draw:frame>
        <draw:frame draw:style-name="gr12" draw:text-style-name="P6" draw:layer="layout" svg:width="3.302cm" svg:height="0.889cm" svg:x="3.232cm" svg:y="12.33cm">
          <draw:text-box>
            <text:p text:style-name="P5"><text:span text:style-name="T2">dut</text:span><text:span text:style-name="T2">__d</text:span><text:span text:style-name="T2">om</text:span><text:span text:style-name="T2">__e</text:span><text:span text:style-name="T2">nab</text:span><text:span text:style-name="T2">le</text:span></text:p>
          </draw:text-box>
        </draw:frame>
        <draw:frame draw:style-name="gr12" draw:text-style-name="P6" draw:layer="layout" svg:width="3.302cm" svg:height="0.889cm" svg:x="3.486cm" svg:y="12.838cm">
          <draw:text-box>
            <text:p text:style-name="P5"><text:span text:style-name="T2">dut__dom__write</text:span></text:p>
          </draw:text-box>
        </draw:frame>
        <draw:frame draw:style-name="gr8" draw:text-style-name="P1" draw:layer="layout" svg:width="3.683cm" svg:height="0.762cm" svg:x="15.327cm" svg:y="17.664cm">
          <draw:text-box>
            <text:p><text:span text:style-name="T1"><text:s/></text:span><text:span text:style-name="T1">MyDesign</text:span></text:p>
          </draw:text-box>
        </draw:frame>
        <draw:frame draw:style-name="gr12" draw:text-style-name="P6" draw:layer="layout" svg:width="3.302cm" svg:height="0.889cm" svg:x="3.586cm" svg:y="13.339cm">
          <draw:text-box>
            <text:p text:style-name="P5"><text:span text:style-name="T2">dut__xx</text:span><text:span text:style-name="T2">x__fini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5:02:54.751228285</meta:creation-date>
    <dc:date>2018-11-21T17:54:45.171419895</dc:date>
    <meta:editing-duration>PT1H30M53S</meta:editing-duration>
    <meta:editing-cycles>19</meta:editing-cycles>
    <meta:generator>LibreOffice/5.3.6.1$Linux_X86_64 LibreOffice_project/30$Build-1</meta:generator>
    <meta:document-statistic meta:object-count="78"/>
  </office:meta>
</office:document-meta>
</file>